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language="es" fo:country="ES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cccccc" loext:opacity="100%" style:font-name="Consolas" fo:font-size="10.5pt" fo:font-weight="normal" officeooo:paragraph-rsid="00122235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122235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122235" fo:background-color="#1f1f1f"/>
    </style:style>
    <style:style style:name="P6" style:family="paragraph" style:parent-style-name="Text_20_body">
      <style:paragraph-properties fo:text-align="start" style:justify-single-word="false"/>
      <style:text-properties officeooo:paragraph-rsid="00122235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22235" officeooo:paragraph-rsid="00122235"/>
    </style:style>
    <style:style style:name="P8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text-properties officeooo:paragraph-rsid="00122235"/>
    </style:style>
    <style:style style:name="P12" style:family="paragraph" style:parent-style-name="Standard">
      <style:text-properties fo:color="#cccccc" loext:opacity="100%" style:font-name="Consolas" fo:font-size="10.5pt" fo:font-weight="normal" officeooo:paragraph-rsid="00122235" fo:background-color="#1f1f1f"/>
    </style:style>
    <style:style style:name="P13" style:family="paragraph" style:parent-style-name="Standard">
      <style:text-properties officeooo:rsid="00122235" officeooo:paragraph-rsid="00122235"/>
    </style:style>
    <style:style style:name="P14" style:family="paragraph" style:parent-style-name="Standard">
      <style:text-properties fo:color="#cccccc" loext:opacity="100%" style:font-name="Consolas" fo:font-size="10.5pt" fo:font-weight="normal" officeooo:rsid="00122235" officeooo:paragraph-rsid="00122235" fo:background-color="#1f1f1f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Consolas" fo:font-size="10.5pt" fo:font-weight="normal" fo:background-color="#1f1f1f"/>
    </style:style>
    <style:style style:name="P16" style:family="paragraph" style:parent-style-name="Standard">
      <style:text-properties officeooo:rsid="001338c3" officeooo:paragraph-rsid="001338c3"/>
    </style:style>
    <style:style style:name="P17" style:family="paragraph" style:parent-style-name="Standard">
      <style:text-properties fo:color="#cccccc" loext:opacity="100%" style:font-name="Consolas" fo:font-size="10.5pt" fo:font-weight="normal" officeooo:rsid="001338c3" officeooo:paragraph-rsid="001338c3" fo:background-color="#1f1f1f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officeooo:rsid="001338c3"/>
    </style:style>
    <style:style style:name="T2" style:family="text">
      <style:text-properties fo:color="#569cd6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b5cea8" loext:opacity="100%" style:font-name="Consolas" fo:font-size="10.5pt" fo:font-weight="normal"/>
    </style:style>
    <style:style style:name="T12" style:family="text">
      <style:text-properties officeooo:rsid="00122235"/>
    </style:style>
    <style:style style:name="T13" style:family="text">
      <style:text-properties fo:color="#dcdcaa" loext:opacity="100%"/>
    </style:style>
    <style:style style:name="T14" style:family="text">
      <style:text-properties fo:color="#cccccc" loext:opacity="100%" fo:background-color="#1f1f1f" loext:char-shading-value="0"/>
    </style:style>
    <style:style style:name="T15" style:family="text">
      <style:text-properties fo:color="#569cd6" loext:opacity="100%" style:font-name="Consolas" fo:font-size="10.5pt" fo:font-weight="normal" fo:background-color="#1f1f1f" loext:char-shading-value="0"/>
    </style:style>
    <style:style style:name="T16" style:family="text">
      <style:text-properties fo:color="#cccccc" loext:opacity="100%" style:font-name="Consolas" fo:font-size="10.5pt" fo:font-weight="normal" fo:background-color="#1f1f1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Práctica</text:span> de Martin</text:h>
      <text:list text:style-name="L1">
        <text:list-item>
          <text:p text:style-name="P2">Listar los datos de los empleados que tienen como jefe a alguno de los empleados cuyo jefe directo es el PRESIDENTE de la empresa. Haz una versión con subconsultas y otra con join. OJO. No mostrar datos de más en el join. 2 puntos.</text:p>
        </text:list-item>
      </text:list>
      <text:p text:style-name="P3"><text:span text:style-name="T2">SELECT</text:span> <text:span text:style-name="T3">*</text:span></text:p>
      <text:p text:style-name="P4"><text:span text:style-name="T2">FROM</text:span> empleados</text:p>
      <text:p text:style-name="P4"><text:span text:style-name="T2">WHERE</text:span> director <text:span text:style-name="T2">IN</text:span> (<text:span text:style-name="T2">SELECT</text:span> emp_no</text:p>
      <text:p text:style-name="P5">                        <text:span text:style-name="T4">FROM</text:span><text:span text:style-name="T5"> empleados</text:span></text:p>
      <text:p text:style-name="P5">                        <text:span text:style-name="T4">WHERE</text:span><text:span text:style-name="T5"> director </text:span><text:span text:style-name="T6">=</text:span><text:span text:style-name="T5"> (</text:span><text:span text:style-name="T4">SELECT</text:span><text:span text:style-name="T5"> emp_no</text:span></text:p>
      <text:p text:style-name="P5">                                                <text:span text:style-name="T4">FROM</text:span><text:span text:style-name="T5"> empleados</text:span></text:p>
      <text:p text:style-name="P5">                                                <text:span text:style-name="T4">WHERE</text:span><text:span text:style-name="T5"> oficio </text:span><text:span text:style-name="T6">=</text:span><text:span text:style-name="T5"> </text:span><text:span text:style-name="T7">'Presidente'</text:span><text:span text:style-name="T5">));</text:span></text:p>
      <text:p text:style-name="P6"/>
      <text:p text:style-name="P3"><text:span text:style-name="T2">SELECT</text:span> e.<text:span text:style-name="T3">*</text:span></text:p>
      <text:p text:style-name="P4"><text:span text:style-name="T2">FROM</text:span> empleados e <text:span text:style-name="T2">JOIN</text:span> empleados j <text:span text:style-name="T2">ON</text:span> e.director <text:span text:style-name="T3">=</text:span> j.emp_no</text:p>
      <text:p text:style-name="P5">        <text:span text:style-name="T4">JOIN</text:span><text:span text:style-name="T5"> empleados p </text:span><text:span text:style-name="T4">ON</text:span><text:span text:style-name="T5"> j.director </text:span><text:span text:style-name="T6">=</text:span><text:span text:style-name="T5"> p.emp_no</text:span></text:p>
      <text:p text:style-name="P4"><text:span text:style-name="T2">WHERE</text:span> p.oficio <text:span text:style-name="T3">=</text:span> <text:span text:style-name="T8">'Presidente'</text:span>;</text:p>
      <text:p text:style-name="P4"/>
      <text:list text:continue-numbering="true" text:style-name="L1">
        <text:list-item>
          <text:p text:style-name="P7">Mostrar el número de empleado, el nombre y el apellido separados en columnas, de los empleados cuyo oficio es DIRECTOR, incluyendo una columna con el total del sueldo (SALARIO + COMISION) que cobran los empleados que dependen de ellos. </text:p>
        </text:list-item>
      </text:list>
      <text:p text:style-name="P8"><text:span text:style-name="T2">SELECT</text:span> emp_no, SUBSTRING_INDEX(nomap, <text:span text:style-name="T8">' '</text:span>, <text:span text:style-name="T9">1</text:span>) nombre, SUBSTRING_INDEX(nomap, <text:span text:style-name="T8">' '</text:span>, <text:span text:style-name="T3">-</text:span><text:span text:style-name="T9">1</text:span>) apellido,</text:p>
      <text:p text:style-name="P9">        <text:span text:style-name="T5">(</text:span><text:span text:style-name="T4">SELECT</text:span><text:span text:style-name="T5"> </text:span><text:span text:style-name="T10">SUM</text:span><text:span text:style-name="T5">(salario </text:span><text:span text:style-name="T6">+</text:span><text:span text:style-name="T5"> </text:span><text:span text:style-name="T4">IFNULL</text:span><text:span text:style-name="T5">(comision, </text:span><text:span text:style-name="T11">0</text:span><text:span text:style-name="T5">))</text:span></text:p>
      <text:p text:style-name="P9">        <text:span text:style-name="T4">FROM</text:span><text:span text:style-name="T5"> empleados e2</text:span></text:p>
      <text:p text:style-name="P9">        <text:span text:style-name="T4">WHERE</text:span><text:span text:style-name="T5"> e2.director </text:span><text:span text:style-name="T6">=</text:span><text:span text:style-name="T5"> e.emp_no) total_sueldo_empleados</text:span></text:p>
      <text:p text:style-name="P10"><text:span text:style-name="T2">FROM</text:span> empleados e</text:p>
      <text:p text:style-name="P10"><text:span text:style-name="T2">WHERE</text:span> oficio <text:span text:style-name="T3">=</text:span> <text:span text:style-name="T8">'Director'</text:span>;</text:p>
      <text:p text:style-name="P10"/>
      <text:p text:style-name="P11"><text:span text:style-name="T12">3. Obtener, para cada empleado perteneciente al departamento de VENTAS, el número de UNIDADES de cada producto que vendió.</text:span></text:p>
      <text:p text:style-name="P11"/>
      <text:p text:style-name="P12"><text:span text:style-name="T2">SELECT</text:span> emp_no, nomap, producto_no, <text:span text:style-name="T13">SUM</text:span>(unidades) uds_vendidas</text:p>
      <text:p text:style-name="P10"><text:span text:style-name="T2">FROM</text:span> empleados <text:span text:style-name="T2">JOIN</text:span> clientes <text:span text:style-name="T2">ON</text:span> emp_no <text:span text:style-name="T3">=</text:span> vendedor_no <text:span text:style-name="T2">JOIN</text:span> pedidos <text:span text:style-name="T2">USING</text:span> (cliente_no)</text:p>
      <text:p text:style-name="P10"><text:span text:style-name="T2">WHERE</text:span> dep_no <text:span text:style-name="T3">=</text:span> (<text:span text:style-name="T2">SELECT</text:span> dep_no</text:p>
      <text:p text:style-name="P9">                    <text:span text:style-name="T4">FROM</text:span><text:span text:style-name="T5"> departamentos</text:span></text:p>
      <text:p text:style-name="P9">                    <text:span text:style-name="T4">WHERE</text:span><text:span text:style-name="T5"> dnombre </text:span><text:span text:style-name="T6">=</text:span><text:span text:style-name="T5"> </text:span><text:span text:style-name="T7">'Ventas'</text:span><text:span text:style-name="T5">)</text:span></text:p>
      <text:p text:style-name="P10"><text:span text:style-name="T2">GROUP BY</text:span> emp_no, producto_no;</text:p>
      <text:p text:style-name="P11"/>
      <text:p text:style-name="P13">4.Seleccionar, para cada departamento, los empleados que tiene, mostrando un 0 en caso de no tener ninguno. Haz una versión con join y otra en la que no se use join. 2 puntos.</text:p>
      <text:p text:style-name="P13"/>
      <text:p text:style-name="P14"><text:span text:style-name="T2">SELECT</text:span> dep_no, <text:span text:style-name="T13">COUNT</text:span>(emp_no) empleados</text:p>
      <text:p text:style-name="P10"><text:span text:style-name="T2">FROM</text:span> departamentos <text:span text:style-name="T2">LEFT JOIN</text:span> empleados <text:span text:style-name="T2">USING</text:span> (dep_no)</text:p>
      <text:p text:style-name="P10"><text:span text:style-name="T2">GROUP BY</text:span> dep_no;</text:p>
      <text:p text:style-name="P14"><text:soft-page-break/><text:span text:style-name="T2">SELECT</text:span> dep_no, <text:span text:style-name="T13">COUNT</text:span>(<text:span text:style-name="T3">*</text:span>)</text:p>
      <text:p text:style-name="P10"><text:span text:style-name="T2">FROM</text:span> empleados</text:p>
      <text:p text:style-name="P10"><text:span text:style-name="T2">GROUP BY</text:span> dep_no</text:p>
      <text:p text:style-name="P15">UNION</text:p>
      <text:p text:style-name="P10"><text:span text:style-name="T2">SELECT</text:span> dep_no, <text:span text:style-name="T9">0</text:span></text:p>
      <text:p text:style-name="P10"><text:span text:style-name="T2">FROM</text:span> departamentos</text:p>
      <text:p text:style-name="P10"><text:span text:style-name="T2">WHERE</text:span> dep_no <text:span text:style-name="T2">NOT</text:span> <text:span text:style-name="T2">IN</text:span> (<text:span text:style-name="T2">SELECT</text:span> dep_no <text:span text:style-name="T2">FROM</text:span> empleados);</text:p>
      <text:p text:style-name="P13"/>
      <text:p text:style-name="P16">5. Mostrar, para todos los productos, las ganancias generadas (calculadas multiplicando las UNIDADES vendidas por el PRECIO_ACTUAL en cada uno) y el stock resultante obtenido al restarle al STOCK_DISPONIBLE las unidades vendidas en los diferentes pedidos.</text:p>
      <text:p text:style-name="P17"><text:span text:style-name="T2"/></text:p>
      <text:p text:style-name="P17"><text:span text:style-name="T2">SELECT</text:span> producto_no, <text:span text:style-name="T13">SUM</text:span>(unidades) <text:span text:style-name="T3">*</text:span> precio_actual ganancias, stock_disponible <text:span text:style-name="T3">-</text:span> <text:span text:style-name="T13">SUM</text:span>(unidades) stock</text:p>
      <text:p text:style-name="P10"><text:span text:style-name="T2">FROM</text:span> productos <text:span text:style-name="T2">JOIN</text:span> pedidos <text:span text:style-name="T2">USING</text:span> (producto_no)</text:p>
      <text:p text:style-name="P10"><text:span text:style-name="T2">GROUP BY</text:span> producto_no;</text:p>
      <text:p text:style-name="P10"/>
      <text:p text:style-name="P16">6.Encontrar los datos de los clientes que tienen como vendedor al empleado que menos gana en cada departamento. (Subconsulta)</text:p>
      <text:p text:style-name="P17"><text:span text:style-name="T2">SELECT</text:span> <text:span text:style-name="T3">*</text:span></text:p>
      <text:p text:style-name="P10"><text:span text:style-name="T2">FROM</text:span> clientes</text:p>
      <text:p text:style-name="P10"><text:span text:style-name="T2">WHERE</text:span> vendedor_no <text:span text:style-name="T2">IN</text:span> (<text:span text:style-name="T2">SELECT</text:span> emp_no</text:p>
      <text:p text:style-name="P9">                            <text:span text:style-name="T4">FROM</text:span><text:span text:style-name="T5"> empleados e</text:span></text:p>
      <text:p text:style-name="P9">                            <text:span text:style-name="T4">WHERE</text:span><text:span text:style-name="T5"> salario </text:span><text:span text:style-name="T6">=</text:span><text:span text:style-name="T5"> (</text:span><text:span text:style-name="T4">SELECT</text:span><text:span text:style-name="T5"> </text:span><text:span text:style-name="T10">MIN</text:span><text:span text:style-name="T5">(salario)</text:span></text:p>
      <text:p text:style-name="P9">                                                    <text:span text:style-name="T4">FROM</text:span><text:span text:style-name="T5"> empleados e2</text:span></text:p>
      <text:p text:style-name="P9">                                                    <text:span text:style-name="T4">WHERE</text:span><text:span text:style-name="T5"> e.dep_no </text:span><text:span text:style-name="T6">=</text:span><text:span text:style-name="T5"> e2.dep_no));</text:span></text:p>
      <text:p text:style-name="P16"/>
      <text:p text:style-name="P16">7.Mostrar los datos de los empleados que tienen mayor SALARIO que el resto de empleados de su departamento. (Subconsultas)</text:p>
      <text:p text:style-name="P17"><text:span text:style-name="T2">SELECT</text:span> <text:span text:style-name="T3">*</text:span></text:p>
      <text:p text:style-name="P10"><text:span text:style-name="T2">FROM</text:span> empleados e1</text:p>
      <text:p text:style-name="P10"><text:span text:style-name="T2">WHERE</text:span> salario <text:span text:style-name="T3">=</text:span> (<text:span text:style-name="T2">SELECT</text:span> <text:span text:style-name="T13">MAX</text:span>(salario)</text:p>
      <text:p text:style-name="P9">                        <text:span text:style-name="T4">FROM</text:span><text:span text:style-name="T5"> empleados e2</text:span></text:p>
      <text:p text:style-name="P9">                        <text:span text:style-name="T4">WHERE</text:span><text:span text:style-name="T5"> e1.dep_no </text:span><text:span text:style-name="T6">=</text:span><text:span text:style-name="T5"> e2.dep_no);</text:span></text:p>
      <text:p text:style-name="P16"/>
      <text:p text:style-name="P16"/>
      <text:p text:style-name="P16">8.Obtener todos los datos del departamento que más dinero le cuesta a la empresa, es decir, donde la suma de los sueldos</text:p>
      <text:p text:style-name="P17"><text:span text:style-name="T2">CREATE OR REPLACE</text:span> <text:span text:style-name="T2">VIEW</text:span> <text:span text:style-name="T13">total_sueldos_dep</text:span> <text:span text:style-name="T2">AS</text:span></text:p>
      <text:p text:style-name="P9">    <text:span text:style-name="T4">SELECT</text:span><text:span text:style-name="T5"> dep_no, </text:span><text:span text:style-name="T10">SUM</text:span><text:span text:style-name="T5">(salario </text:span><text:span text:style-name="T6">+</text:span><text:span text:style-name="T5"> </text:span><text:span text:style-name="T4">IFNULL</text:span><text:span text:style-name="T5">(comision, </text:span><text:span text:style-name="T11">0</text:span><text:span text:style-name="T5">)) total_sueldos</text:span></text:p>
      <text:p text:style-name="P9">    <text:span text:style-name="T4">FROM</text:span><text:span text:style-name="T5"> departamentos </text:span><text:span text:style-name="T4">JOIN</text:span><text:span text:style-name="T5"> empleados </text:span><text:span text:style-name="T4">USING</text:span><text:span text:style-name="T5"> (dep_no)</text:span></text:p>
      <text:p text:style-name="P18"><text:span text:style-name="T14">    </text:span><text:span text:style-name="T15">GROUP BY</text:span><text:span text:style-name="T16"> dep_no;</text:span></text:p>
      <text:p text:style-name="P10"><text:span text:style-name="T2">SELECT</text:span> <text:span text:style-name="T3">*</text:span></text:p>
      <text:p text:style-name="P10"><text:span text:style-name="T2">FROM</text:span> departamentos</text:p>
      <text:p text:style-name="P10"><text:span text:style-name="T2">WHERE</text:span> dep_no <text:span text:style-name="T3">=</text:span> (<text:span text:style-name="T2">SELECT</text:span> dep_no</text:p>
      <text:p text:style-name="P9">                    <text:span text:style-name="T4">FROM</text:span><text:span text:style-name="T5"> total_sueldos_dep</text:span></text:p>
      <text:p text:style-name="P9">                    <text:span text:style-name="T4">WHERE</text:span><text:span text:style-name="T5"> total_sueldos </text:span><text:span text:style-name="T6">=</text:span><text:span text:style-name="T5"> (</text:span><text:span text:style-name="T4">SELECT</text:span><text:span text:style-name="T5"> </text:span><text:span text:style-name="T10">MAX</text:span><text:span text:style-name="T5">(total_sueldos)</text:span></text:p>
      <text:p text:style-name="P18"><text:span text:style-name="T14">                                                    </text:span><text:span text:style-name="T15">FROM</text:span><text:span text:style-name="T16"> total_sueldos_dep)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8:26:34.254000000</meta:creation-date>
    <dc:date>2025-03-20T18:39:37.577000000</dc:date>
    <meta:editing-duration>PT2M37S</meta:editing-duration>
    <meta:editing-cycles>1</meta:editing-cycles>
    <meta:document-statistic meta:table-count="0" meta:image-count="0" meta:object-count="0" meta:page-count="2" meta:paragraph-count="67" meta:word-count="482" meta:character-count="3709" meta:non-whitespace-character-count="2767"/>
    <meta:generator>LibreOffice/24.8.5.2$Windows_X86_64 LibreOffice_project/fddf2685c70b461e7832239a0162a77216259f22</meta:generator>
  </office:meta>
</office:document-meta>
</file>